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background-color="#ff3333" loext:char-shading-value="0"/>
    </style:style>
    <style:style style:name="T2" style:family="text">
      <style:text-properties fo:background-color="#00cc00" loext:char-shading-value="0"/>
    </style:style>
    <style:style style:name="T3" style:family="text">
      <style:text-properties fo:background-color="#ffff00" loext:char-shading-value="0"/>
    </style:style>
    <style:style style:name="T4" style:family="text">
      <style:text-properties fo:background-color="#6666ff" loext:char-shading-value="0"/>
    </style:style>
    <style:style style:name="T5" style:family="text">
      <style:text-properties fo:background-color="#ffffff" loext:char-shading-value="0"/>
    </style:style>
    <style:style style:name="T6" style:family="text">
      <style:text-properties fo:background-color="#ff6600"/>
    </style:style>
    <style:style style:name="T7" style:family="text">
      <style:text-properties fo:color="#000000" fo:background-color="#ff00cc"/>
    </style:style>
    <style:style style:name="T8"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sonnages :</text:p>
      <text:p text:style-name="Standard">-roi +<text:line-break/>-<text:span text:style-name="T1">frère du roi </text:span>?</text:p>
      <text:p text:style-name="Standard">-<text:span text:style-name="T2">reine</text:span></text:p>
      <text:p text:style-name="Standard">-<text:span text:style-name="T1">maitresse</text:span><text:span text:style-name="T5"> +</text:span></text:p>
      <text:p text:style-name="Standard">-<text:span text:style-name="T1">Ministre</text:span><text:span text:style-name="T5"> <text:s/></text:span><text:span text:style-name="T5">+</text:span></text:p>
      <text:p text:style-name="Standard">-<text:span text:style-name="T2">f</text:span><text:span text:style-name="T1">i</text:span><text:span text:style-name="T2">l</text:span><text:span text:style-name="T1">s</text:span><text:span text:style-name="T2"> </text:span><text:span text:style-name="T1">a</text:span><text:span text:style-name="T2">i</text:span><text:span text:style-name="T1">n</text:span><text:span text:style-name="T2">n</text:span><text:span text:style-name="T1">é</text:span></text:p>
      <text:p text:style-name="Standard">-<text:span text:style-name="T1">2</text:span><text:span text:style-name="T1">eme</text:span><text:span text:style-name="T1"> fils</text:span><text:span text:style-name="T5"> <text:s/></text:span><text:span text:style-name="T5">+</text:span></text:p>
      <text:p text:style-name="Standard">-3eme fille -</text:p>
      <text:p text:style-name="Standard">-4eme fils -</text:p>
      <text:p text:style-name="Standard">-5eme (toi)</text:p>
      <text:p text:style-name="Standard">-<text:span text:style-name="T2">6eme fille</text:span></text:p>
      <text:p text:style-name="Standard">-7eme batard avec la maitresse-</text:p>
      <text:p text:style-name="Standard">-servante +</text:p>
      <text:p text:style-name="Standard">-<text:span text:style-name="T3">chevalier de passage</text:span><text:span text:style-name="T5"> </text:span><text:span text:style-name="T5">+</text:span></text:p>
      <text:p text:style-name="Standard">-<text:span text:style-name="T2">écuyer</text:span><text:span text:style-name="T5"> </text:span><text:span text:style-name="T5">+</text:span><text:span text:style-name="T2"><text:line-break/>-</text:span><text:span text:style-name="T2">bibliothécaire</text:span><text:line-break/><text:line-break/>en gros :<text:line-break/><text:span text:style-name="T4">le roi meurt dans sa chambre</text:span> , empoisonné par sa maitresse, qui a agit sous ordre du Ministre (et concubin) ,lui même forcé par le frère du roi que l'on crois disparu depuis longtemps. En fait , c'est le roi qui l'a écarté du trône en le faisant disparaître pour pouvoir monter a sa place . Sauf que , le 2eme fils <text:s/>,qui a passé comme contrat avec son frère ainé , de diriger le royaume dans l'ombre, laissant l’aîné s'amuser et profiter de sa vie de roi tandis qu'il deviendrai ministre et créerai un monde a ses idéaux si jamais leur père venais a mourir, découvre le cadavre de celui ci , et pour couvrir son frère, qui aurai été le premier accusé car futur successeur, il fait accuser le 5eme enfant et fils (toi) en te dérobant <text:span text:style-name="T4">le couteau que ton père t'avais offert a tes 7 ans</text:span> , et le <text:span text:style-name="T4">planter dans le corps du roi.</text:span><text:line-break/><text:span text:style-name="T4">L'autopsie ne révèle pas le poison </text:span>(car faite juste après la mort du roi, a l'époque la dague semble être le seul outil du meurtre) <text:span text:style-name="T4">l'accusation marche</text:span>. (ici , il faudra déterrer le père , et montrer grâce aux infos glanées sur le poison que c'est lui qui a causé sa mort , ayant complètement dissous ses intestin même après sa mort, tandis qu'a l'autopsie, c'était a peine visible (et on avait pas pris le temps de trop regarder) . Donc le ministre qui est sensé être le vieux pote du roi l'a trahis pour de l'argent , avec la promesse de pouvoir<text:span text:style-name="T4"> se barrer de ses fonctions avec</text:span> un bon pactole et l<text:span text:style-name="T4">a maîtresse</text:span> , <text:span text:style-name="T4">et vivre une vie pépouse,</text:span> qui elle voulais juste les grandes instances . Et le frère du roi veux juste reprendre le pouvoir, même vieux. Donc tout ça arrange bien <text:span text:style-name="T4">le frère du roi , qui peut revenir prendre le pouvoir</text:span>, sans même qu'on se doute qu'il ai fomenté le meurtre , mais pour ne jamais être trahis, il fait assassiné par un chevalier de passage ,(qui culbutais une servante qui par la suite fourniras des infos précieuses) le ministre et la maîtresse , dans leur maison de campagne, en échange d'une assez forte somme (que le nouveau roi récupère en fait du ministre). <text:span text:style-name="T4">Étant donné qu'ils s'étaient barré , on avait plus de nouvelle d'eux</text:span> donc on ne l'apprend que durant l'enquête. <text:span text:style-name="T4">Donc, on te prend pour le coupable , après un rapide procès , où malgré le fait que ton mobile soit flou, faute de défense , on te jette au cachot a perpétuité</text:span>. Ta petite sœur , la 2 eme princesse, te fais évader , croyant a ton innocence que tu plaides et tente de t'aider , ainsi que la servante qui lui est profondément dévouée. Celle ci apprend que le chevalier qui avais beau lui promettre de belles choses, voulais juste tremper son biscuit , et grâce a l'écuyer qui le suit partout et est gentil (vraiment) qui récupère la lettre dans la sacoche du chevalier, que celui ci a été envoyé tuer le ministre et la maîtresse contre une forte somme d'argent par un mystérieux inconnu. La servante , sans consulter qui que se soit, pour se venger du chevalier , va dire au nouveau roi, en prenant pour preuve la lettre que lui même lui a envoyé ,sous couvert d'un surnom, qu'il a été envoyé tuer les 2 autres , et celui ci voyant une occasion en or de se débarrasser d'un témoins gênant, fait exécuter le chevalier ainsi que son écuyer soit disant coupable de conspiration avec lui. Ainsi il s'assure en <text:soft-page-break/>toute légalité de ne plus avoir aucun témoins. Cependant , cela raffermi la détermination de notre jeune héros ,qui va aussi chercher a prouver l'innocence de son nouvel ami écuyer ,zigouillé rapidement, afin de laver son honneur. (et il commence a se douter pour le frère du roi). Une analyse approfondie de la lettre , où l'on doit aller sur la scène de crime mais avec un temps donné, le roi étant pas loin, permet de découvrir que son expéditeur a bien utilisé du papier de la bibliothèque royale (le papier étant rare et cher , chaque page est marquée d'un symbole spécifique a l'expéditeur, et celui ci est exclusif au roi). C'est le bibliothécaire qui permet cela , grâce à sa fidélité envers la renne (qui a réussis a se planquer en sentent le coup fourré, dans le grenier de la bibliothèque). Elle nous apprend alors qu'en revenant, dans sa chambre qu'elle partageais avec le roi , le soir du meurtre, elle y avait vu le frère planter le père avec le couteau et se barrer vite fait bien fait ( elle étant planqué). Mais on ne sais toujours pas pour le poison. Donc tout le monde est choqué ,on croyais le frère du roi coupable (parmi les gentil) , mais il semblerai que ce soit le 2eme fils.<text:line-break/>Finalement , le frère ainé , qui semble moins con qui l'en a l'air , apprend a travers le journal de son petit frère ce qu'il a fait , et ayant compris que la cadette avait un lien avec la disparition du prisonnier (que tu es) , il vient le lui raconter <text:s/>,dans l'espoir de racheter son frère. <text:line-break/>Le bibliothécaire convoque tout le monde pour s'expliquer , a l'insu du roi ,dans le grenier :<text:line-break/>toi, lui, la renne , la princesse , la servante , l'aîné et le 2eme frère.<text:line-break/>Celui ci <text:s/>(le 2eme) se sent trahis , car la renne lui jette désormais le discrédit , et prétexte a l'aîné qu'il a fait ça pour lui ! Mais celui ci juge sa conduite impardonnable, et l'emprisonne dans le grenier de la bibliothèque (ou la renne n'est plus obligée de se cacher , ayant accès a la chambre de la servante).<text:line-break/>En profitant d'un voyage du 2<text:span text:style-name="T8">nd</text:span> roi (qui va se faire accueillir par ses seigneurs pour lui lécher les bottes ) notre protagoniste retourne sur la scène du crime ,ayant peu d'espoir, mais l'infime cependant de trouver un indice sur place. (en effet, ils ont appris du 2nd frère, même si ils ont un peu de doutes a le croire , que le père était mort avant). Il découvre ainsi , (après une énigme ) l’existence d'une salle secrète(la première fois elle a échapper a ton radar, car on apprend du bibliothécaire et de la renne , qu'il y avais un bouquin dont le roi ne voulais absolument pas qu'on touche , et qui déclenche le passage), qui a la base était pour les délires sm du roi et de sa maîtresse , mais que le 2eme roi a utilisé en bat cave , pour y laisser ses affaires. <text:span text:style-name="T6">On y trouve donc un poison , (avec par chance l'étiquette dessus) qui après s'être renseigné a la bibliothèque , à pour effet de tout dissoudre(d'organique). Pour prouver qu'il s'agit bien de ce qui a tué le roi , le protagoniste (sans l'accord de sa mère cela dis) , pars déterrer son père, et découvre ainsi que les boyaux ont été complètement détruits, et le fond du cercueil avec. </text:span><text:span text:style-name="T7">Seulon si on le referme ou pas , le tombeau est retrouvé ouvert le lendemain , les boyaux du roi prouvant (a l'aide du bibliothécaire) qu'il s'agit d'un poison qui a tué l'ancien roi. C'est pour faire accuser la servante qui a apporté le verre au roi que dans cette alternative, le nouveau roi la torture. Là , c'est presque gagné , sauf que le nouveaux roi apprend, après avoir torturé la servante (qui meurt) que c'est la princesse t'a aidé a t'enfuir , et décide de la condamner a mort . La garde tente de la capturer , mais celle ci ayant pris le 2eme frère en pitié ( car au fond pas si méchant) elle l'avait aussi fait évader , il arrive a se sacrifier pour la sauver ( les gardes le tuent un peu par accident et elle s'enfuie) Si tu le referme , le nouveau roi n'apprend rien , le 2eme frère reste en vie, et il te premettra de plaider a la fin.</text:span>. Enfin , le bibliothécaire , qui était aussi le juge, arrive a convaincre un peu tout le monde (les gardes , les gens tout ça, qui commence a pas trop apprécier le nouveau roi qui bute sans raison un peu tout le monde) de refaire le procès du 5eme fils , avec le nouveau roi présent cette fois ci<text:line-break/>suites aux preuves avancées, 3 fin possibles :<text:line-break/>- tu es incapable de prouver ton innocence, le nouveau roi te bute, avec la princesse et la renne<text:line-break/>- tu arrives a prouver ton innocence, ton frère ainé se suicide de remord pour son cadet , la renne condmane son beau frère a mort , tu te maries avec ta sœur et te barre loin du royaume (glauque bien évidement hehehe)<text:line-break/>- tu arrives a prouver ton innocence, ainsi que celle de l'écuyer , le frère ainé ne se suicide pas mais deviens moine pour trouver la rédemption , le 3eme frère reste introuvable donc tu deviens roi par <text:soft-page-break/>décision de ta mère , tu décides de gracier ton oncle, sauf qu'il arrive a tuer la princesse sous les yeux de tout le monde avant de se faire tuer par les gardes <text:line-break/><text:line-break/><text:line-break/>première fin :<text:line-break/>tu ne résout pas l'énigme du poison ,et redemande a faire le procès sans (vrai )preuve<text:line-break/>deuxième fin :<text:line-break/>tu résout l'énigme du poison ,et redemande a faire le procès avec cette preuve <text:line-break/>troisième fin :<text:line-break/>tu résout l'énigme du poison , et parviens a retrouver la lettre que le roi avait donné au chevalier , que la servante avait redonné au roi, et que celui ci avait bien planqué et redemande a faire le procès avec ces preuves , prouvant ton innocence et celle de l'écuye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03T22:18:19.527000000</meta:creation-date>
    <dc:date>2020-06-13T17:42:05.44</dc:date>
    <meta:editing-duration>PT2H26M34S</meta:editing-duration>
    <meta:editing-cycles>42</meta:editing-cycles>
    <meta:generator>OpenOffice/4.1.5$Win32 OpenOffice.org_project/415m1$Build-9789</meta:generator>
    <meta:document-statistic meta:table-count="0" meta:image-count="0" meta:object-count="0" meta:page-count="3" meta:paragraph-count="15" meta:word-count="1697" meta:character-count="8973"/>
  </office:meta>
</office:document-meta>
</file>